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256cm" svg:x="1.4cm" svg:y="0.962cm" presentation:class="title">
          <draw:text-box>
            <text:p>Normal line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Stacked line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Percent line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2T17:01:31</meta:creation-date>
    <meta:editing-duration>PT00H08M29S</meta:editing-duration>
    <meta:editing-cycles>6</meta:editing-cycles>
    <dc:date>2009-08-12T17:47:19</dc:date>
    <meta:generator>OpenOffice.org/3.0$Linux OpenOffice.org_project/300m15$Build-9379</meta:generator>
    <meta:document-statistic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line" chart:style-name="ch1">
        <chart:legend chart:legend-position="end" svg:x="20.095cm" svg:y="5.317cm" chart:style-name="ch2"/>
        <chart:plot-area chart:style-name="ch3" chart:data-source-has-labels="both" svg:x="0.504cm" svg:y="0.277cm" svg:width="19.088cm" svg:height="13.029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2349472045898pt" style:font-size-asian="19.2349472045898pt" style:font-size-complex="19.2349472045898pt"/>
    </style:style>
    <style:style style:name="ch3" style:family="chart">
      <style:chart-properties chart:stacked="tru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line" chart:style-name="ch1">
        <chart:legend chart:legend-position="end" svg:x="17.296cm" svg:y="5.094cm" chart:style-name="ch2"/>
        <chart:plot-area chart:style-name="ch3" chart:data-source-has-labels="both" svg:x="0.494cm" svg:y="0.272cm" svg:width="16.303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percentage="tru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line" chart:style-name="ch1">
        <chart:legend chart:legend-position="end" svg:x="17.305cm" svg:y="5.093cm" chart:style-name="ch2"/>
        <chart:plot-area chart:style-name="ch3" chart:data-source-has-labels="both" svg:x="0.496cm" svg:y="0.272cm" svg:width="16.304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